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e46a" officeooo:paragraph-rsid="0010e46a"/>
    </style:style>
    <style:style style:name="P2" style:family="paragraph" style:parent-style-name="Title">
      <style:text-properties officeooo:rsid="0010e46a" officeooo:paragraph-rsid="0010e46a"/>
    </style:style>
    <style:style style:name="P3" style:family="paragraph" style:parent-style-name="Heading_20_1">
      <style:text-properties officeooo:rsid="0010e46a" officeooo:paragraph-rsid="0013af2a"/>
    </style:style>
    <style:style style:name="P4" style:family="paragraph" style:parent-style-name="Heading_20_1">
      <style:text-properties officeooo:rsid="0013af2a" officeooo:paragraph-rsid="0013af2a"/>
    </style:style>
    <style:style style:name="P5" style:family="paragraph" style:parent-style-name="Heading_20_1">
      <style:paragraph-properties fo:break-before="page"/>
    </style:style>
    <style:style style:name="P6" style:family="paragraph" style:parent-style-name="Heading_20_2">
      <style:text-properties officeooo:rsid="0013af2a" officeooo:paragraph-rsid="0013af2a"/>
    </style:style>
    <style:style style:name="P7" style:family="paragraph" style:parent-style-name="Heading_20_2">
      <style:text-properties officeooo:rsid="0014fa10" officeooo:paragraph-rsid="0014fa10"/>
    </style:style>
    <style:style style:name="P8" style:family="paragraph" style:parent-style-name="Text_20_body">
      <style:text-properties officeooo:rsid="0010e46a" officeooo:paragraph-rsid="0010e46a"/>
    </style:style>
    <style:style style:name="P9" style:family="paragraph" style:parent-style-name="Text_20_body">
      <style:text-properties officeooo:rsid="0010e46a" officeooo:paragraph-rsid="0013af2a"/>
    </style:style>
    <style:style style:name="P10" style:family="paragraph" style:parent-style-name="Text_20_body">
      <style:text-properties officeooo:rsid="00129858" officeooo:paragraph-rsid="0013af2a"/>
    </style:style>
    <style:style style:name="P11" style:family="paragraph" style:parent-style-name="Text_20_body">
      <style:text-properties officeooo:rsid="0013af2a" officeooo:paragraph-rsid="0013af2a"/>
    </style:style>
    <style:style style:name="P12" style:family="paragraph" style:parent-style-name="Text_20_body">
      <style:paragraph-properties fo:text-align="center" style:justify-single-word="false"/>
      <style:text-properties officeooo:rsid="0013af2a" officeooo:paragraph-rsid="0013af2a"/>
    </style:style>
    <style:style style:name="P13" style:family="paragraph" style:parent-style-name="Text_20_body">
      <style:paragraph-properties fo:text-align="start" style:justify-single-word="false"/>
      <style:text-properties officeooo:rsid="0013af2a" officeooo:paragraph-rsid="0013af2a"/>
    </style:style>
    <style:style style:name="P14" style:family="paragraph" style:parent-style-name="Text_20_body" style:list-style-name="L2">
      <style:text-properties officeooo:rsid="0013af2a" officeooo:paragraph-rsid="0013af2a"/>
    </style:style>
    <style:style style:name="P15" style:family="paragraph" style:parent-style-name="Text_20_body">
      <style:text-properties officeooo:paragraph-rsid="0013af2a"/>
    </style:style>
    <style:style style:name="P16" style:family="paragraph" style:parent-style-name="Text_20_body">
      <style:text-properties officeooo:rsid="0014fa10" officeooo:paragraph-rsid="0014fa10"/>
    </style:style>
    <style:style style:name="T1" style:family="text">
      <style:text-properties officeooo:rsid="0010e46a"/>
    </style:style>
    <style:style style:name="T2" style:family="text">
      <style:text-properties officeooo:rsid="0013af2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officeooo:rsid="0014fa10"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4fa10"/>
    </style:style>
    <style:style style:name="T8" style:family="text">
      <style:text-properties officeooo:rsid="0016c29a"/>
    </style:style>
    <style:style style:name="T9" style:family="text">
      <style:text-properties officeooo:rsid="0016d7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ntal State Transfer</text:p>
      <text:p text:style-name="P12">Author: <text:span text:style-name="T3">Ben</text:span><text:line-break/>Version: <text:span text:style-name="T4">v0.1</text:span><text:span text:style-name="T5">3</text:span><text:line-break/>Date: <text:span text:style-name="T4">06/01/2023</text:span></text:p>
      <text:p text:style-name="P13">This document sets out the principles, order of authority and rules of the commune. Subject to change by the author. All new members must agree to this document before taking part in the commune.</text:p>
      <text:h text:style-name="P4" text:outline-level="1">0) Definitions</text:h>
      <text:h text:style-name="P6" text:outline-level="2">0.1) Commune</text:h>
      <text:p text:style-name="P11">The commune where the members live and socialise, this can either be a physical location or an online meeting place. The commune will most likely be a charity, community interest company or church for tax and legal reasons.</text:p>
      <text:p text:style-name="P16">Size: <text:span text:style-name="T4">1-Unilimited</text:span><text:line-break/>Location: <text:span text:style-name="T4">Undecided</text:span><text:span text:style-name="T6"><text:line-break/>Leader: </text:span><text:span text:style-name="T4">Author</text:span></text:p>
      <text:h text:style-name="P6" text:outline-level="2">0.2) Member</text:h>
      <text:p text:style-name="P11">A member of the commune, to become a member you must read and agree to this document, fore fill any conditions set by the leader, then ask the leader to become a member. <text:span text:style-name="T7">Membership does not come with any guarantees and may be revoked by the leader at any time.</text:span></text:p>
      <text:h text:style-name="Heading_20_2" text:outline-level="2">0.3) Leader</text:h>
      <text:p text:style-name="P11">The leader of the commune, this a position with a lot of responsibility and power. The leader is expected to always be fair [1.1] and not to abuse the power [2.1 and 2.2].</text:p>
      <text:h text:style-name="P6" text:outline-level="2">0.4) Roles</text:h>
      <text:p text:style-name="P11">Roles can be assigned by the leader in order to delegate some power and responsibility to antoher member, this can be revoked at any time by the leader.</text:p>
      <text:h text:style-name="P6" text:outline-level="2">0.5) Communal ownership</text:h>
      <text:p text:style-name="P11">All property in the community is communally owned and freely accessible to all members in the commune (with the exception of punishment in case of someone deliberately wasting community resources). The leader (or treasurer) is ultimately responsible for the allocation of resources. </text:p>
      <text:h text:style-name="P6" text:outline-level="2"><text:soft-page-break/>0.6) Initial contribution</text:h>
      <text:p text:style-name="P15"><text:span text:style-name="T2">This is a means tested contribution that all members (including the leader) are expected to make towards the running costs of the commune (i.e. food, substances, bills). Members are expected to take out a loan (details to be ratified) and donate it all to the commune. This is by default a non refundable donation to a charitable organisation. Which will use this donation only for the good of the community, and not for anything that would only benefit some members.</text:span></text:p>
      <text:h text:style-name="P7" text:outline-level="2">0.7) Law </text:h>
      <text:p text:style-name="P16">The leader (and this document) is the highest form of law in the commune, it overrules any existing laws of the land or acts of government. As [1.1] states, the leaders say is final (unless the leader changes their mind).</text:p>
      <text:h text:style-name="P7" text:outline-level="2">0.8) Relations with other States/Communes</text:h>
      <text:h text:style-name="P5" text:outline-level="1">1) Authority</text:h>
      <text:h text:style-name="Heading_20_2" text:outline-level="2"><text:span text:style-name="T2">1.1) </text:span>Final say</text:h>
      <text:p text:style-name="P1"><text:span text:style-name="T2">The leader has </text:span>the final say on all issue<text:span text:style-name="T2">s, though</text:span> will always be fair <text:span text:style-name="T2">and follow the principles </text:span></text:p>
      <text:h text:style-name="P6" text:outline-level="2">1.2) Assigned roles</text:h>
      <text:p text:style-name="P11">The leader can delegate roles and powers to other members of the commune to allow everything to run smoothly. For example security may be delegated to another member of the commune, this will allow them to be the authority on security matters. However 1.1 still applies and the leader has the final say.</text:p>
      <text:h text:style-name="P3" text:outline-level="1"><text:span text:style-name="T2">2) Principles</text:span></text:h>
      <text:h text:style-name="Heading_20_2" text:outline-level="2"><text:span text:style-name="T2">2.1) </text:span>Absolute equality</text:h>
      <text:p text:style-name="P1">Absolute equality of outcome in all situations, except in very specific situations (for example you wouldn’t give everyone in the society a wheelchair when they don’t need one).</text:p>
      <text:h text:style-name="Heading_20_2" text:outline-level="2"><text:span text:style-name="T2">2.2) </text:span>No special treatment</text:h>
      <text:p text:style-name="P1">No privilege or extra benefits will ever be given to anyone (especially not for people in a position of power).</text:p>
      <text:h text:style-name="Heading_20_2" text:outline-level="2"><text:span text:style-name="T2">2.3) </text:span>Everyone gets one chance to change</text:h>
      <text:p text:style-name="P1">With the exception of murder, rape, and treason. This especially applies to when someone disagrees with the progress, they should always be given a chance to change their ways/views.</text:p>
      <text:h text:style-name="Heading_20_2" text:outline-level="2"><text:span text:style-name="T2">2.4) </text:span>Common Sense applies</text:h>
      <text:p text:style-name="P1">Everyone is expected to have some common sense, if they really don’t have it then they can be taught.</text:p>
      <text:h text:style-name="Heading_20_2" text:outline-level="2"><text:span text:style-name="T2">2.5) </text:span>Right to freedom of speech and religion</text:h>
      <text:p text:style-name="P9">With the exception of for example shouting “fire” in a crowded building and causing a stampede. <text:span text:style-name="T2">If your speech doesn’t harm or affect other members of the commune then it should be allowed, =common sense applies (rule 2.4).</text:span></text:p>
      <text:h text:style-name="Heading_20_2" text:outline-level="2"><text:span text:style-name="T2">2.6) </text:span>Open and transparent society</text:h>
      <text:p text:style-name="P15"><text:span text:style-name="T1">Everyone is expected to be open and transparent, this means most crimes can be prevented or the culprits caught far quicker. If you don’t want to be included as a suspect for a crime then you should <text:s/>have your phone on </text:span><text:span text:style-name="T8">(this is yet to be implemented). </text:span><text:span text:style-name="T9">All logs and information is by default public, if you have any concerns speak to the leader.</text:span></text:p>
      <text:h text:style-name="Heading_20_2" text:outline-level="2"><text:soft-page-break/><text:span text:style-name="T2">2.7) </text:span>Right to <text:span text:style-name="T2">Fun</text:span></text:h>
      <text:p text:style-name="P9">Everyone (over 16) has the right to access any <text:span text:style-name="T2">substance</text:span> without the fear of persecution. The only time you need to be reasonably <text:span text:style-name="T2">free of intoxication</text:span> is when operating machinery or in a situation where you being high could endanger others,</text:p>
      <text:h text:style-name="Heading_20_2" text:outline-level="2"><text:span text:style-name="T2">2.8) </text:span>No <text:span text:style-name="T2">M</text:span>oney or <text:span text:style-name="T2">P</text:span>rivate <text:span text:style-name="T2">P</text:span>roperty</text:h>
      <text:p text:style-name="P9">Everything is free and communally owned, personal property for example toothbrushes and clothes are allowed.</text:p>
      <text:h text:style-name="Heading_20_1" text:outline-level="1">3) Jobs, Responsibilities <text:span text:style-name="T2">and Expectations</text:span></text:h>
      <text:h text:style-name="Heading_20_2" text:outline-level="2"><text:span text:style-name="T2">3.1) </text:span>Everyone must <text:span text:style-name="T2">C</text:span>ontribute</text:h>
      <text:p text:style-name="P9">Everyone is required to work an equal amount of days if they are able. The number of work days and work hours are set by the state and apply to everyone. Hard manual jobs have regular breaks to make sure its fair.</text:p>
      <text:h text:style-name="Heading_20_2" text:outline-level="2"><text:span text:style-name="T2">3.2) </text:span>Jobs are <text:span text:style-name="T2">A</text:span>ssigned</text:h>
      <text:p text:style-name="P9">Which job/jobs you do is fairly assigned, and people are expected too share their expertise so that if there is an accident there is someone else able to fill their role.</text:p>
      <text:h text:style-name="Heading_20_2" text:outline-level="2"><text:span text:style-name="T2">3.3) </text:span>Live for the <text:span text:style-name="T2">C</text:span>ommune</text:h>
      <text:p text:style-name="P10">We are expected to live and fight for the good and security of the commune, this includes stuff cleaning up after yourself to resisting police aggression. We cant just let the commune fall because of a technicality. </text:p>
      <text:h text:style-name="Heading_20_2" text:outline-level="2"><text:span text:style-name="T2">3.4</text:span>) Clean up after <text:span text:style-name="T2">Y</text:span>ourself</text:h>
      <text:p text:style-name="P11">All members are expected to leave everything as they found it, to use all resources responsibly. Nothing must be left overnight except with direct permission of the leader.</text:p>
      <text:h text:style-name="P6" text:outline-level="2">3.5) Be Nice</text:h>
      <text:p text:style-name="P11">No being a dick to anyone else, everyone in the community is like minded and expected to get on with each other. </text:p>
      <text:h text:style-name="P4" text:outline-level="1">4) Justice</text:h>
      <text:h text:style-name="Heading_20_2" text:outline-level="2"><text:span text:style-name="T2">4</text:span>.1) No <text:span text:style-name="T2">P</text:span>olice/non-commune authority</text:h>
      <text:p text:style-name="P11">No calling the ”police”/”authorities”, except in the case of a super serious crime (such as murder or rape). In all cases where possible use the communes dispute resolution, this is in order to </text:p>
      <text:h text:style-name="Heading_20_2" text:outline-level="2"><text:soft-page-break/><text:span text:style-name="T2">4</text:span>.2) Dispute <text:span text:style-name="T2">R</text:span>esolution</text:h>
      <text:p text:style-name="P11">This goes back to 1.1, the leader (or member with delegated authority) can give out punishments as they see fit, this includes:</text:p>
      <text:list xml:id="list691080676" text:style-name="L2">
        <text:list-item>
          <text:p text:style-name="P14">Verbal warning</text:p>
        </text:list-item>
        <text:list-item>
          <text:p text:style-name="P14">Revocation of privileges </text:p>
        </text:list-item>
        <text:list-item>
          <text:p text:style-name="P14">Expulsion from the commune (may be with or without starting contribution)</text:p>
        </text:list-item>
      </text:list>
      <text:h text:style-name="Heading_20_2" text:outline-level="2"><text:span text:style-name="T2">4.3) </text:span>No prisons</text:h>
      <text:p text:style-name="P1">No wasting time and money looking after people who have committed horrible crimes, instead either re-education or execution for the most serious crimes.</text:p>
      <text:h text:style-name="P4" text:outline-level="1">5) Scenarios</text:h>
      <text:h text:style-name="P6" text:outline-level="2">5.1) Eating</text:h>
      <text:p text:style-name="P11"><text:span text:style-name="T4">You may eat whatever there is available</text:span>, however you are expected to only cook what you will eat and to be mindful of waste. <text:span text:style-name="T4">Wash up immediately</text:span> or as soon as possible for larger meals. <text:span text:style-name="T4">Put away everything </text:span>as soon as it is washed and dry (should not be more than a few minutes after you are finished eating)</text:p>
      <text:h text:style-name="P6" text:outline-level="2">5.2) Films, Netflix and Music</text:h>
      <text:p text:style-name="P11">What music, movie or show should be a <text:span text:style-name="T4">community decision</text:span>, if you really have a problem with the community choice you can <text:s/>always leave the communal area.</text:p>
      <text:h text:style-name="P6" text:outline-level="2">5.3) Home Invasion</text:h>
      <text:p text:style-name="P11">In a situation where the community is threatened, all members of the community are expected to help defend. The first action is to <text:span text:style-name="T4">make contact and negotiate</text:span>, this is undertaken by the leader or head of security. If the negotiation fails then <text:span text:style-name="T4">defensive countermeasures</text:span> are turned on (strobe lights, door bolts). If these fail then all members should <text:span text:style-name="T4">defend the commune at all costs</text:span>.</text:p>
      <text:h text:style-name="P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officeooo:rsid="0010e46a" style:font-size-asian="20pt" style:font-weight-asian="bold" style:font-size-complex="2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9T22:05:52.053000000</meta:creation-date>
    <dc:date>2023-01-06T21:32:10.008000000</dc:date>
    <meta:editing-duration>PT5H39M12S</meta:editing-duration>
    <meta:editing-cycles>6</meta:editing-cycles>
    <meta:generator>LibreOffice/7.4.3.2$Windows_X86_64 LibreOffice_project/1048a8393ae2eeec98dff31b5c133c5f1d08b890</meta:generator>
    <meta:document-statistic meta:table-count="0" meta:image-count="0" meta:object-count="0" meta:page-count="5" meta:paragraph-count="70" meta:word-count="1216" meta:character-count="7056" meta:non-whitespace-character-count="5904"/>
  </office:meta>
</office:document-meta>
</file>